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2224" calcext:value-type="float">
            <text:p>18.84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25024" calcext:value-type="float">
            <text:p>18.80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64965714286" calcext:value-type="float">
            <text:p>18.8864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57245714286" calcext:value-type="float">
            <text:p>18.8057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56659310345" calcext:value-type="float">
            <text:p>18.71566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8753103448" calcext:value-type="float">
            <text:p>18.95887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29834285714" calcext:value-type="float">
            <text:p>18.8629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6535172414" calcext:value-type="float">
            <text:p>18.93165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094" calcext:value-type="float">
            <text:p>18.95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6297931034" calcext:value-type="float">
            <text:p>18.91262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16613333333" calcext:value-type="float">
            <text:p>18.5416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7188965517" calcext:value-type="float">
            <text:p>18.40371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4286451613" calcext:value-type="float">
            <text:p>18.2394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68368" calcext:value-type="float">
            <text:p>18.22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1267096774" calcext:value-type="float">
            <text:p>18.2571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7064" calcext:value-type="float">
            <text:p>18.2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55708387097" calcext:value-type="float">
            <text:p>18.2955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14990967742" calcext:value-type="float">
            <text:p>18.3114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61" calcext:value-type="float">
            <text:p>18.3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76529032258" calcext:value-type="float">
            <text:p>18.337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7672" calcext:value-type="float">
            <text:p>18.35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24590967742" calcext:value-type="float">
            <text:p>18.3724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2094285714" calcext:value-type="float">
            <text:p>18.38520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48072258065" calcext:value-type="float">
            <text:p>18.4048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6092903226" calcext:value-type="float">
            <text:p>18.4926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29856" calcext:value-type="float">
            <text:p>18.50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51251612903" calcext:value-type="float">
            <text:p>18.515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61504" calcext:value-type="float">
            <text:p>18.52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79070967742" calcext:value-type="float">
            <text:p>18.527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06601290323" calcext:value-type="float">
            <text:p>18.5306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1288" calcext:value-type="float">
            <text:p>18.5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84681290323" calcext:value-type="float">
            <text:p>18.5184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7496" calcext:value-type="float">
            <text:p>18.51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44369032258" calcext:value-type="float">
            <text:p>18.5144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1774285714" calcext:value-type="float">
            <text:p>18.51017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99140645161" calcext:value-type="float">
            <text:p>18.5099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5612903226" calcext:value-type="float">
            <text:p>18.489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28617931034" calcext:value-type="float">
            <text:p>18.482861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8352516129" calcext:value-type="float">
            <text:p>18.4783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1788571429" calcext:value-type="float">
            <text:p>18.46717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56689032258" calcext:value-type="float">
            <text:p>18.4656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93068387097" calcext:value-type="float">
            <text:p>18.4693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61048" calcext:value-type="float">
            <text:p>18.46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4433548387" calcext:value-type="float">
            <text:p>18.4554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1856" calcext:value-type="float">
            <text:p>18.4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40668387097" calcext:value-type="float">
            <text:p>18.4540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19146666667" calcext:value-type="float">
            <text:p>18.45191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84264" calcext:value-type="float">
            <text:p>18.44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50362857143" calcext:value-type="float">
            <text:p>18.41503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4656" calcext:value-type="float">
            <text:p>18.4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73636129032" calcext:value-type="float">
            <text:p>18.4073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9736" calcext:value-type="float">
            <text:p>18.40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48072258065" calcext:value-type="float">
            <text:p>18.4048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55649032258" calcext:value-type="float">
            <text:p>18.3955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69584" calcext:value-type="float">
            <text:p>18.3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82312258065" calcext:value-type="float">
            <text:p>18.3682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66" calcext:value-type="float">
            <text:p>18.3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79073548387" calcext:value-type="float">
            <text:p>18.3579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37947586207" calcext:value-type="float">
            <text:p>18.35379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90616" calcext:value-type="float">
            <text:p>18.34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4892903226" calcext:value-type="float">
            <text:p>18.2944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3936" calcext:value-type="float">
            <text:p>18.2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61029677419" calcext:value-type="float">
            <text:p>18.2761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4552" calcext:value-type="float">
            <text:p>18.27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83328" calcext:value-type="float">
            <text:p>18.2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9179354839" calcext:value-type="float">
            <text:p>18.2459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14672" calcext:value-type="float">
            <text:p>18.24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98913548387" calcext:value-type="float">
            <text:p>18.2298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49717142857" calcext:value-type="float">
            <text:p>18.22497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30781935484" calcext:value-type="float">
            <text:p>18.2130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4904" calcext:value-type="float">
            <text:p>18.1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51644137931" calcext:value-type="float">
            <text:p>18.14516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09848" calcext:value-type="float">
            <text:p>18.1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3988965517" calcext:value-type="float">
            <text:p>18.12939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4932" calcext:value-type="float">
            <text:p>18.12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81248" calcext:value-type="float">
            <text:p>18.1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63812413793" calcext:value-type="float">
            <text:p>18.10638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34208" calcext:value-type="float">
            <text:p>18.07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1507096774" calcext:value-type="float">
            <text:p>18.0681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4351428571" calcext:value-type="float">
            <text:p>18.06843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58603870968" calcext:value-type="float">
            <text:p>18.0558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22" calcext:value-type="float">
            <text:p>18.0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649" calcext:value-type="float">
            <text:p>18.019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099264" calcext:value-type="float">
            <text:p>18.030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409" calcext:value-type="float">
            <text:p>18.0044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685504" calcext:value-type="float">
            <text:p>17.996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98977391304" calcext:value-type="float">
            <text:p>17.999897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3012" calcext:value-type="float">
            <text:p>18.00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7932" calcext:value-type="float">
            <text:p>17.99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0472" calcext:value-type="float">
            <text:p>18.0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9108" calcext:value-type="float">
            <text:p>18.00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94746666667" calcext:value-type="float">
            <text:p>17.9794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7794285714" calcext:value-type="float">
            <text:p>17.9927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26744827586" calcext:value-type="float">
            <text:p>17.9826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85568" calcext:value-type="float">
            <text:p>18.0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34336" calcext:value-type="float">
            <text:p>18.02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98725" calcext:value-type="float">
            <text:p>18.029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64162857143" calcext:value-type="float">
            <text:p>18.0264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71332413793" calcext:value-type="float">
            <text:p>18.02713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3757142857" calcext:value-type="float">
            <text:p>18.02837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90251034483" calcext:value-type="float">
            <text:p>18.02902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08942857143" calcext:value-type="float">
            <text:p>18.0408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32807741936" calcext:value-type="float">
            <text:p>18.1132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82848" calcext:value-type="float">
            <text:p>18.12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1563870968" calcext:value-type="float">
            <text:p>18.1381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6368" calcext:value-type="float">
            <text:p>18.15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1360516129" calcext:value-type="float">
            <text:p>18.1613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7156129032" calcext:value-type="float">
            <text:p>18.1757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5176" calcext:value-type="float">
            <text:p>18.18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62939354839" calcext:value-type="float">
            <text:p>18.2062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3448" calcext:value-type="float">
            <text:p>18.22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23089032258" calcext:value-type="float">
            <text:p>18.2523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4814285714" calcext:value-type="float">
            <text:p>18.2754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53047741936" calcext:value-type="float">
            <text:p>18.3053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8147" calcext:value-type="float">
            <text:p>18.448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3370434783" calcext:value-type="float">
            <text:p>18.483337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1393" calcext:value-type="float">
            <text:p>18.511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1888695652" calcext:value-type="float">
            <text:p>18.540188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58331428571" calcext:value-type="float">
            <text:p>18.5858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6976" calcext:value-type="float">
            <text:p>18.61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6496" calcext:value-type="float">
            <text:p>18.60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71" calcext:value-type="float">
            <text:p>18.7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8276" calcext:value-type="float">
            <text:p>18.7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25" calcext:value-type="float">
            <text:p>18.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267712" calcext:value-type="float">
            <text:p>19.07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6124444444" calcext:value-type="float">
            <text:p>19.05361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4775384615" calcext:value-type="float">
            <text:p>19.031477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59898461538" calcext:value-type="float">
            <text:p>19.085989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52213333333" calcext:value-type="float">
            <text:p>19.08522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04782222222" calcext:value-type="float">
            <text:p>18.84047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76596923077" calcext:value-type="float">
            <text:p>18.84765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1377777778" calcext:value-type="float">
            <text:p>18.8541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6424" calcext:value-type="float">
            <text:p>18.8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9322" calcext:value-type="float">
            <text:p>18.959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237" calcext:value-type="float">
            <text:p>18.962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0084" calcext:value-type="float">
            <text:p>18.96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25725714286" calcext:value-type="float">
            <text:p>18.7325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41332" calcext:value-type="float">
            <text:p>18.744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012" calcext:value-type="float">
            <text:p>18.7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16592" calcext:value-type="float">
            <text:p>18.76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8088" calcext:value-type="float">
            <text:p>18.7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9772" calcext:value-type="float">
            <text:p>18.74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806" calcext:value-type="float">
            <text:p>18.76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90" meta:object-count="0"/>
    <meta:user-defined meta:name="AppVersion">3.0</meta:user-defined>
  </office:meta>
</office:document-meta>
</file>